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1-03_15-42-22_000.jpg</text:p>
          </table:table-cell>
          <table:table-cell table:style-name="ce12" office:value-type="string">
            <text:p>-*</text:p>
          </table:table-cell>
          <table:table-cell table:style-name="ce20"/>
          <table:table-cell table:style-name="ce5"/>
          <table:table-cell table:style-name="ce5"/>
          <table:table-cell table:style-name="ce40" table:formula="of:=IF([.E2]=&quot;&quot;;[.C2];CONCATENATE([.C2];&quot; / &quot;;[.E2]))" office:value-type="string" office:string-value="-*">
            <text:p>-*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1-11-25_21-05-07_000.jpg</text:p>
          </table:table-cell>
          <table:table-cell table:style-name="ce20" office:value-type="string">
            <text:p>:m 食べた物</text:p>
          </table:table-cell>
          <table:table-cell table:style-name="ce20"/>
          <table:table-cell table:style-name="ce5"/>
          <table:table-cell table:style-name="ce5"/>
          <table:table-cell table:style-name="ce40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1-11-26_01-43-27_000.jpg</text:p>
          </table:table-cell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5"/>
          <table:table-cell table:style-name="ce5"/>
          <table:table-cell table:style-name="ce40" table:formula="of:=IF([.E4]=&quot;&quot;;[.C4];CONCATENATE([.C4];&quot; / &quot;;[.E4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1-11-26_01-43-35_000.jpg</text:p>
          </table:table-cell>
          <table:table-cell table:style-name="ce21" office:value-type="string">
            <text:p>:m :PHOTO 起きた時刻（夜中） / 2021</text:p>
          </table:table-cell>
          <table:table-cell table:style-name="ce12"/>
          <table:table-cell table:style-name="ce5"/>
          <table:table-cell table:style-name="ce5"/>
          <table:table-cell table:style-name="ce40" table:formula="of:=IF([.E5]=&quot;&quot;;[.C5];CONCATENATE([.C5];&quot; / &quot;;[.E5]))" office:value-type="string" office:string-value=":m :PHOTO 起きた時刻（夜中） / 2021">
            <text:p>:m :PHOTO 起きた時刻（夜中）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1-11-26_07-53-44_000.jpg</text:p>
          </table:table-cell>
          <table:table-cell table:style-name="ce19" office:value-type="string">
            <text:p>:m :PHOTO 起きた時刻 / 2021</text:p>
          </table:table-cell>
          <table:table-cell table:style-name="ce19"/>
          <table:table-cell table:style-name="ce5"/>
          <table:table-cell table:style-name="ce5"/>
          <table:table-cell table:style-name="ce40" table:formula="of:=IF([.E6]=&quot;&quot;;[.C6];CONCATENATE([.C6];&quot; / &quot;;[.E6]))" office:value-type="string" office:string-value=":m :PHOTO 起きた時刻 / 2021">
            <text:p>:m :PHOTO 起き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1-11-26_08-13-51_000.jpg</text:p>
          </table:table-cell>
          <table:table-cell table:style-name="ce19" office:value-type="string">
            <text:p>:m 見た夢 </text:p>
          </table:table-cell>
          <table:table-cell table:style-name="ce21"/>
          <table:table-cell table:style-name="ce5"/>
          <table:table-cell table:style-name="ce5"/>
          <table:table-cell table:style-name="ce40" table:formula="of:=IF([.E7]=&quot;&quot;;[.C7];CONCATENATE([.C7];&quot; / &quot;;[.E7]))" office:value-type="string" office:string-value=":m 見た夢 ">
            <text:p>:m 見た夢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1-11-26_09-46-07_000.jpg</text:p>
          </table:table-cell>
          <table:table-cell table:style-name="ce12" office:value-type="string">
            <text:p>:m #*# RES / JVEMV6 64#137.2_shigetoki_rokuhara-- / 『北条重時家訓　六波羅殿御家訓』 著者=北条重時,校注=石井進 / p.310 / w=咲れの[わらわ；悪きにて[わろ；努努[ゆめゆめ；六借からん[むつかし；縦[たとい；吉からむ[よ；楚忽[そこつ,topic=読み方</text:p>
          </table:table-cell>
          <table:table-cell table:style-name="ce12"/>
          <table:table-cell table:style-name="ce5"/>
          <table:table-cell table:style-name="ce5"/>
          <table:table-cell table:style-name="ce40" table:formula="of:=IF([.E8]=&quot;&quot;;[.C8];CONCATENATE([.C8];&quot; / &quot;;[.E8]))" office:value-type="string" office:string-value=":m #*# RES / JVEMV6 64#137.2_shigetoki_rokuhara-- / 『北条重時家訓　六波羅殿御家訓』 著者=北条重時,校注=石井進 / p.310 / w=咲れの[わらわ；悪きにて[わろ；努努[ゆめゆめ；六借からん[むつかし；縦[たとい；吉からむ[よ；楚忽[そこつ,topic=読み方">
            <text:p>:m #*# RES / JVEMV6 64#137.2_shigetoki_rokuhara-- / 『北条重時家訓　六波羅殿御家訓』 著者=北条重時,校注=石井進 / p.310 / w=咲れの[わらわ；悪きにて[わろ；努努[ゆめゆめ；六借からん[むつかし；縦[たとい；吉からむ[よ；楚忽[そこつ,topic=読み方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1-11-26_12-23-08_000.jpg</text:p>
          </table:table-cell>
          <table:table-cell table:style-name="ce12" office:value-type="string">
            <text:p>:m RES 1*2 / free# JVEMV6 76#_40:1 / 76. physics / w=~,topics=ハミルトニアン；正準方程式,other=i+;calc+;orig+,s=~,i=~,doc=r-6.1-1~9#2</text:p>
          </table:table-cell>
          <table:table-cell table:style-name="ce19"/>
          <table:table-cell table:style-name="ce5"/>
          <table:table-cell table:style-name="ce5"/>
          <table:table-cell table:style-name="ce40" table:formula="of:=IF([.E9]=&quot;&quot;;[.C9];CONCATENATE([.C9];&quot; / &quot;;[.E9]))" office:value-type="string" office:string-value=":m RES 1*2 / free# JVEMV6 76#_40:1 / 76. physics / w=~,topics=ハミルトニアン；正準方程式,other=i+;calc+;orig+,s=~,i=~,doc=r-6.1-1~9#2">
            <text:p>:m RES 1*2 / free# JVEMV6 76#_40:1 / 76. physics / w=~,topics=ハミルトニアン；正準方程式,other=i+;calc+;orig+,s=~,i=~,doc=r-6.1-1~9#2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string">
            <text:p>2021-11-26_12-23-26_000.jpg</text:p>
          </table:table-cell>
          <table:table-cell table:style-name="ce12" office:value-type="string">
            <text:p>:m RES 2*2 / free# JVEMV6 76#_40:1 / 76. physics / w=~,topics=ハミルトニアン；正準方程式,other=~,s=~,i=~,doc=r-6.1-1~9#2</text:p>
          </table:table-cell>
          <table:table-cell table:style-name="ce21"/>
          <table:table-cell table:style-name="ce5"/>
          <table:table-cell table:style-name="ce5"/>
          <table:table-cell table:style-name="ce40" table:formula="of:=IF([.E10]=&quot;&quot;;[.C10];CONCATENATE([.C10];&quot; / &quot;;[.E10]))" office:value-type="string" office:string-value=":m RES 2*2 / free# JVEMV6 76#_40:1 / 76. physics / w=~,topics=ハミルトニアン；正準方程式,other=~,s=~,i=~,doc=r-6.1-1~9#2">
            <text:p>:m RES 2*2 / free# JVEMV6 76#_40:1 / 76. physics / w=~,topics=ハミルトニアン；正準方程式,other=~,s=~,i=~,doc=r-6.1-1~9#2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 office:value-type="string">
            <text:p>2021-11-26_12-50-30_000.jpg</text:p>
          </table:table-cell>
          <table:table-cell table:style-name="ce12" office:value-type="string">
            <text:p>:m 食べた物</text:p>
          </table:table-cell>
          <table:table-cell table:style-name="ce12"/>
          <table:table-cell table:style-name="ce5"/>
          <table:table-cell table:style-name="ce5"/>
          <table:table-cell table:style-name="ce40" table:formula="of:=IF([.E11]=&quot;&quot;;[.C11];CONCATENATE([.C11];&quot; / &quot;;[.E11]))" office:value-type="string" office:string-value=":m 食べた物">
            <text:p>:m 食べた物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 office:value-type="string">
            <text:p>2021-11-26_14-06-42_000.jpg</text:p>
          </table:table-cell>
          <table:table-cell table:style-name="ce19" office:value-type="string">
            <text:p>:m 東和 PHOTO / 211127sa / 牛込柳町 / 特養ホーム和光園新築工事 / １名 / 横山設備工業（冨士工） / 資料：天気</text:p>
          </table:table-cell>
          <table:table-cell table:style-name="ce12"/>
          <table:table-cell table:style-name="ce5"/>
          <table:table-cell table:style-name="ce5"/>
          <table:table-cell table:style-name="ce40" table:formula="of:=IF([.E12]=&quot;&quot;;[.C12];CONCATENATE([.C12];&quot; / &quot;;[.E12]))" office:value-type="string" office:string-value=":m 東和 PHOTO / 211127sa / 牛込柳町 / 特養ホーム和光園新築工事 / １名 / 横山設備工業（冨士工） / 資料：天気">
            <text:p>:m 東和 PHOTO / 211127sa / 牛込柳町 / 特養ホーム和光園新築工事 / １名 / 横山設備工業（冨士工） / 資料：天気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 office:value-type="string">
            <text:p>2021-11-26_14-16-16_000.jpg</text:p>
          </table:table-cell>
          <table:table-cell table:style-name="ce19" office:value-type="string">
            <text:p>:m 東和 PHOTO / 211127sa / 牛込柳町 / 特養ホーム和光園新築工事 / １名 / 横山設備工業（冨士工） / 指示書</text:p>
          </table:table-cell>
          <table:table-cell table:style-name="ce19"/>
          <table:table-cell table:style-name="ce5"/>
          <table:table-cell table:style-name="ce5"/>
          <table:table-cell table:style-name="ce40" table:formula="of:=IF([.E13]=&quot;&quot;;[.C13];CONCATENATE([.C13];&quot; / &quot;;[.E13]))" office:value-type="string" office:string-value=":m 東和 PHOTO / 211127sa / 牛込柳町 / 特養ホーム和光園新築工事 / １名 / 横山設備工業（冨士工） / 指示書">
            <text:p>:m 東和 PHOTO / 211127sa / 牛込柳町 / 特養ホーム和光園新築工事 / １名 / 横山設備工業（冨士工） / 指示書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5" office:value-type="string">
            <text:p>2021-11-26_14-16-16_001.jpg</text:p>
          </table:table-cell>
          <table:table-cell table:style-name="ce19" office:value-type="string">
            <text:p>:m 東和 PHOTO / 211127sa / 牛込柳町 / 特養ホーム和光園新築工事 / １名 / 横山設備工業（冨士工） / 指示書</text:p>
          </table:table-cell>
          <table:table-cell table:style-name="ce12"/>
          <table:table-cell table:style-name="ce5"/>
          <table:table-cell table:style-name="ce5"/>
          <table:table-cell table:style-name="ce40" table:formula="of:=IF([.E14]=&quot;&quot;;[.C14];CONCATENATE([.C14];&quot; / &quot;;[.E14]))" office:value-type="string" office:string-value=":m 東和 PHOTO / 211127sa / 牛込柳町 / 特養ホーム和光園新築工事 / １名 / 横山設備工業（冨士工） / 指示書">
            <text:p>:m 東和 PHOTO / 211127sa / 牛込柳町 / 特養ホーム和光園新築工事 / １名 / 横山設備工業（冨士工） / 指示書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5" office:value-type="string">
            <text:p>2021-11-26_14-16-31_001.jpg</text:p>
          </table:table-cell>
          <table:table-cell table:style-name="ce19" office:value-type="string">
            <text:p>:m 東和 PHOTO / 211127sa / 牛込柳町 / 特養ホーム和光園新築工事 / １名 / 横山設備工業（冨士工） / 指示書</text:p>
          </table:table-cell>
          <table:table-cell table:style-name="ce12"/>
          <table:table-cell table:style-name="ce5"/>
          <table:table-cell table:style-name="ce5"/>
          <table:table-cell table:style-name="ce40" table:formula="of:=IF([.E15]=&quot;&quot;;[.C15];CONCATENATE([.C15];&quot; / &quot;;[.E15]))" office:value-type="string" office:string-value=":m 東和 PHOTO / 211127sa / 牛込柳町 / 特養ホーム和光園新築工事 / １名 / 横山設備工業（冨士工） / 指示書">
            <text:p>:m 東和 PHOTO / 211127sa / 牛込柳町 / 特養ホーム和光園新築工事 / １名 / 横山設備工業（冨士工） / 指示書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5" office:value-type="string">
            <text:p>2021-11-26_14-16-40_000.jpg</text:p>
          </table:table-cell>
          <table:table-cell table:style-name="ce19" office:value-type="string">
            <text:p>:m 東和 PHOTO / 211127sa / 牛込柳町 / 特養ホーム和光園新築工事 / １名 / 横山設備工業（冨士工） / 指示書</text:p>
          </table:table-cell>
          <table:table-cell table:style-name="ce12"/>
          <table:table-cell table:style-name="ce5"/>
          <table:table-cell table:style-name="ce5"/>
          <table:table-cell table:style-name="ce40" table:formula="of:=IF([.E16]=&quot;&quot;;[.C16];CONCATENATE([.C16];&quot; / &quot;;[.E16]))" office:value-type="string" office:string-value=":m 東和 PHOTO / 211127sa / 牛込柳町 / 特養ホーム和光園新築工事 / １名 / 横山設備工業（冨士工） / 指示書">
            <text:p>:m 東和 PHOTO / 211127sa / 牛込柳町 / 特養ホーム和光園新築工事 / １名 / 横山設備工業（冨士工） / 指示書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5" office:value-type="string">
            <text:p>2021-11-26_14-16-44_000.jpg</text:p>
          </table:table-cell>
          <table:table-cell table:style-name="ce19" office:value-type="string">
            <text:p>:m 東和 PHOTO / 211127sa / 牛込柳町 / 特養ホーム和光園新築工事 / １名 / 横山設備工業（冨士工） / 指示書</text:p>
          </table:table-cell>
          <table:table-cell table:style-name="ce19"/>
          <table:table-cell table:style-name="ce5"/>
          <table:table-cell table:style-name="ce5"/>
          <table:table-cell table:style-name="ce40" table:formula="of:=IF([.E17]=&quot;&quot;;[.C17];CONCATENATE([.C17];&quot; / &quot;;[.E17]))" office:value-type="string" office:string-value=":m 東和 PHOTO / 211127sa / 牛込柳町 / 特養ホーム和光園新築工事 / １名 / 横山設備工業（冨士工） / 指示書">
            <text:p>:m 東和 PHOTO / 211127sa / 牛込柳町 / 特養ホーム和光園新築工事 / １名 / 横山設備工業（冨士工） / 指示書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office:value-type="float" office:value="17">
            <text:p>17</text:p>
          </table:table-cell>
          <table:table-cell table:style-name="ce5" office:value-type="string">
            <text:p>2021-11-26_14-16-49_000.jpg</text:p>
          </table:table-cell>
          <table:table-cell table:style-name="ce19" office:value-type="string">
            <text:p>:m 東和 PHOTO / 211127sa / 牛込柳町 / 特養ホーム和光園新築工事 / １名 / 横山設備工業（冨士工） / 指示書</text:p>
          </table:table-cell>
          <table:table-cell table:style-name="ce21"/>
          <table:table-cell table:style-name="ce5"/>
          <table:table-cell table:style-name="ce5"/>
          <table:table-cell table:style-name="ce40" table:formula="of:=IF([.E18]=&quot;&quot;;[.C18];CONCATENATE([.C18];&quot; / &quot;;[.E18]))" office:value-type="string" office:string-value=":m 東和 PHOTO / 211127sa / 牛込柳町 / 特養ホーム和光園新築工事 / １名 / 横山設備工業（冨士工） / 指示書">
            <text:p>:m 東和 PHOTO / 211127sa / 牛込柳町 / 特養ホーム和光園新築工事 / １名 / 横山設備工業（冨士工） / 指示書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5" office:value-type="string">
            <text:p>2021-11-26_14-17-08_000.jpg</text:p>
          </table:table-cell>
          <table:table-cell table:style-name="ce19" office:value-type="string">
            <text:p>:m 東和 PHOTO / 211127sa / 牛込柳町 / 特養ホーム和光園新築工事 / １名 / 横山設備工業（冨士工） / 指示書：地図</text:p>
          </table:table-cell>
          <table:table-cell table:style-name="ce19"/>
          <table:table-cell table:style-name="ce5"/>
          <table:table-cell table:style-name="ce5"/>
          <table:table-cell table:style-name="ce40" table:formula="of:=IF([.E19]=&quot;&quot;;[.C19];CONCATENATE([.C19];&quot; / &quot;;[.E19]))" office:value-type="string" office:string-value=":m 東和 PHOTO / 211127sa / 牛込柳町 / 特養ホーム和光園新築工事 / １名 / 横山設備工業（冨士工） / 指示書：地図">
            <text:p>:m 東和 PHOTO / 211127sa / 牛込柳町 / 特養ホーム和光園新築工事 / １名 / 横山設備工業（冨士工） / 指示書：地図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5" office:value-type="string">
            <text:p>2021-11-26_14-23-43_000.jpg</text:p>
          </table:table-cell>
          <table:table-cell table:style-name="ce19" office:value-type="string">
            <text:p>:m 東和 PHOTO / 211127sa / 牛込柳町 / 特養ホーム和光園新築工事 / １名 / 横山設備工業（冨士工） / 資料：交通</text:p>
          </table:table-cell>
          <table:table-cell table:style-name="ce19"/>
          <table:table-cell table:style-name="ce5"/>
          <table:table-cell table:style-name="ce5"/>
          <table:table-cell table:style-name="ce40" table:formula="of:=IF([.E20]=&quot;&quot;;[.C20];CONCATENATE([.C20];&quot; / &quot;;[.E20]))" office:value-type="string" office:string-value=":m 東和 PHOTO / 211127sa / 牛込柳町 / 特養ホーム和光園新築工事 / １名 / 横山設備工業（冨士工） / 資料：交通">
            <text:p>:m 東和 PHOTO / 211127sa / 牛込柳町 / 特養ホーム和光園新築工事 / １名 / 横山設備工業（冨士工） / 資料：交通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0">
            <text:p>20</text:p>
          </table:table-cell>
          <table:table-cell table:style-name="ce5" office:value-type="string">
            <text:p>2021-11-26_14-40-05_000.jpg</text:p>
          </table:table-cell>
          <table:table-cell table:style-name="ce19" office:value-type="string">
            <text:p>:m 東和 PHOTO / 211127sa / 牛込柳町 / 特養ホーム和光園新築工事 / １名 / 横山設備工業（冨士工） / 資料：地図</text:p>
          </table:table-cell>
          <table:table-cell table:style-name="ce20"/>
          <table:table-cell table:style-name="ce5"/>
          <table:table-cell table:style-name="ce5"/>
          <table:table-cell table:style-name="ce40" table:formula="of:=IF([.E21]=&quot;&quot;;[.C21];CONCATENATE([.C21];&quot; / &quot;;[.E21]))" office:value-type="string" office:string-value=":m 東和 PHOTO / 211127sa / 牛込柳町 / 特養ホーム和光園新築工事 / １名 / 横山設備工業（冨士工） / 資料：地図">
            <text:p>:m 東和 PHOTO / 211127sa / 牛込柳町 / 特養ホーム和光園新築工事 / １名 / 横山設備工業（冨士工） / 資料：地図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21">
            <text:p>21</text:p>
          </table:table-cell>
          <table:table-cell table:style-name="ce5" office:value-type="string">
            <text:p>2021-11-26_14-42-02_000.jpg</text:p>
          </table:table-cell>
          <table:table-cell table:style-name="ce19" office:value-type="string">
            <text:p>:m 東和 PHOTO / 211127sa / 牛込柳町 / 特養ホーム和光園新築工事 / １名 / 横山設備工業（冨士工） / 資料：地図：路上</text:p>
          </table:table-cell>
          <table:table-cell table:style-name="ce12"/>
          <table:table-cell table:style-name="ce5"/>
          <table:table-cell table:style-name="ce5"/>
          <table:table-cell table:style-name="ce40" table:formula="of:=IF([.E22]=&quot;&quot;;[.C22];CONCATENATE([.C22];&quot; / &quot;;[.E22]))" office:value-type="string" office:string-value=":m 東和 PHOTO / 211127sa / 牛込柳町 / 特養ホーム和光園新築工事 / １名 / 横山設備工業（冨士工） / 資料：地図：路上">
            <text:p>:m 東和 PHOTO / 211127sa / 牛込柳町 / 特養ホーム和光園新築工事 / １名 / 横山設備工業（冨士工） / 資料：地図：路上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5" office:value-type="string">
            <text:p>2021-11-26_18-01-45_000.jpg</text:p>
          </table:table-cell>
          <table:table-cell table:style-name="ce12" office:value-type="string">
            <text:p>:m RES #*# / free# JVEMV6 76#_40:2 / 76. physics / w=~,topics=ハミルトニアン(eman),other=memo+,s=~,i=~,doc=r-6.1-1~9#3</text:p>
          </table:table-cell>
          <table:table-cell table:style-name="ce19"/>
          <table:table-cell table:style-name="ce5"/>
          <table:table-cell table:style-name="ce5"/>
          <table:table-cell table:style-name="ce40" table:formula="of:=IF([.E23]=&quot;&quot;;[.C23];CONCATENATE([.C23];&quot; / &quot;;[.E23]))" office:value-type="string" office:string-value=":m RES #*# / free# JVEMV6 76#_40:2 / 76. physics / w=~,topics=ハミルトニアン(eman),other=memo+,s=~,i=~,doc=r-6.1-1~9#3">
            <text:p>:m RES #*# / free# JVEMV6 76#_40:2 / 76. physics / w=~,topics=ハミルトニアン(eman),other=memo+,s=~,i=~,doc=r-6.1-1~9#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3">
            <text:p>23</text:p>
          </table:table-cell>
          <table:table-cell table:style-name="ce5" office:value-type="string">
            <text:p>2021-11-26_18-50-57_000.jpg</text:p>
          </table:table-cell>
          <table:table-cell table:style-name="ce12" office:value-type="string">
            <text:p>:m :篠笛,shinobue #*# / session-memo / s.1:res,for=fingering:大甲：Df;Bf;Df;B,Re+,R=~</text:p>
          </table:table-cell>
          <table:table-cell table:style-name="ce21"/>
          <table:table-cell table:style-name="ce5" table:formula="of:=[.F24]" office:value-type="string" office:string-value="N-35-35-28.752136 E-139-34-50.148925">
            <text:p>N-35-35-28.752136 E-139-34-50.148925</text:p>
          </table:table-cell>
          <table:table-cell table:style-name="ce5" office:value-type="string">
            <text:p>N-35-35-28.752136 E-139-34-50.148925</text:p>
          </table:table-cell>
          <table:table-cell table:style-name="ce40" table:formula="of:=IF([.E24]=&quot;&quot;;[.C24];CONCATENATE([.C24];&quot; / &quot;;[.E24]))" office:value-type="string" office:string-value=":m :篠笛,shinobue #*# / session-memo / s.1:res,for=fingering:大甲：Df;Bf;Df;B,Re+,R=~ / N-35-35-28.752136 E-139-34-50.148925">
            <text:p>:m :篠笛,shinobue #*# / session-memo / s.1:res,for=fingering:大甲：Df;Bf;Df;B,Re+,R=~ / N-35-35-28.752136 E-139-34-50.148925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1-11-25_23-45-39_000.mp4</text:p>
          </table:table-cell>
          <table:table-cell table:style-name="ce9" office:value-type="string">
            <text:p>:VIDEO / @自室 / 記録 / jap.flute / 演奏、play / R=1 / todays-melody,i.f.=~,notes=,Re+,other=~</text:p>
          </table:table-cell>
          <table:table-cell table:style-name="ce21"/>
          <table:table-cell table:style-name="ce5" table:formula="of:=[.F25]" office:value-type="string" office:string-value="N-35-38-30.617065 E-139-38-47.01416">
            <text:p>N-35-38-30.617065 E-139-38-47.01416</text:p>
          </table:table-cell>
          <table:table-cell table:style-name="ce5" office:value-type="string">
            <text:p>N-35-38-30.617065 E-139-38-47.01416</text:p>
          </table:table-cell>
          <table:table-cell table:style-name="ce40" table:formula="of:=IF([.E25]=&quot;&quot;;[.C25];CONCATENATE([.C25];&quot; / &quot;;[.E25]))" office:value-type="string" office:string-value=":VIDEO / @自室 / 記録 / jap.flute / 演奏、play / R=1 / todays-melody,i.f.=~,notes=,Re+,other=~ / N-35-38-30.617065 E-139-38-47.01416">
            <text:p>:VIDEO / @自室 / 記録 / jap.flute / 演奏、play / R=1 / todays-melody,i.f.=~,notes=,Re+,other=~ / N-35-38-30.617065 E-139-38-47.01416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2021-11-25_23-47-28_000.mp4</text:p>
          </table:table-cell>
          <table:table-cell table:style-name="ce12" office:value-type="string">
            <text:p>:VIDEO / @自室 / 記録 / jap.flute / 演奏、play / R=2 / todays-melody,i.f.=~,notes=,Re+,other=continue:R.1</text:p>
          </table:table-cell>
          <table:table-cell table:style-name="ce12"/>
          <table:table-cell table:style-name="ce5" table:formula="of:=[.F26]" office:value-type="string" office:string-value="N-35-38-30.617065 E-139-38-47.01416">
            <text:p>N-35-38-30.617065 E-139-38-47.01416</text:p>
          </table:table-cell>
          <table:table-cell table:style-name="ce5" office:value-type="string">
            <text:p>N-35-38-30.617065 E-139-38-47.01416</text:p>
          </table:table-cell>
          <table:table-cell table:style-name="ce40" table:formula="of:=IF([.E26]=&quot;&quot;;[.C26];CONCATENATE([.C26];&quot; / &quot;;[.E26]))" office:value-type="string" office:string-value=":VIDEO / @自室 / 記録 / jap.flute / 演奏、play / R=2 / todays-melody,i.f.=~,notes=,Re+,other=continue:R.1 / N-35-38-30.617065 E-139-38-47.01416">
            <text:p>:VIDEO / @自室 / 記録 / jap.flute / 演奏、play / R=2 / todays-melody,i.f.=~,notes=,Re+,other=continue:R.1 / N-35-38-30.617065 E-139-38-47.01416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 office:value-type="string">
            <text:p>2021-11-26_00-06-54_000.mp4</text:p>
          </table:table-cell>
          <table:table-cell table:style-name="ce12" office:value-type="string">
            <text:p>:VIDEO / @自室 / 記録 / jap.flute / 演奏、play / R=3 / todays-melody,i.f.=~,notes=,Re+,other=continue:R.1</text:p>
          </table:table-cell>
          <table:table-cell table:style-name="ce19"/>
          <table:table-cell table:style-name="ce5" table:formula="of:=[.F27]" office:value-type="string" office:string-value="N-35-38-22.253723 E-139-38-46.02539">
            <text:p>N-35-38-22.253723 E-139-38-46.02539</text:p>
          </table:table-cell>
          <table:table-cell table:style-name="ce5" office:value-type="string">
            <text:p>N-35-38-22.253723 E-139-38-46.02539</text:p>
          </table:table-cell>
          <table:table-cell table:style-name="ce40" table:formula="of:=IF([.E27]=&quot;&quot;;[.C27];CONCATENATE([.C27];&quot; / &quot;;[.E27]))" office:value-type="string" office:string-value=":VIDEO / @自室 / 記録 / jap.flute / 演奏、play / R=3 / todays-melody,i.f.=~,notes=,Re+,other=continue:R.1 / N-35-38-22.253723 E-139-38-46.02539">
            <text:p>:VIDEO / @自室 / 記録 / jap.flute / 演奏、play / R=3 / todays-melody,i.f.=~,notes=,Re+,other=continue:R.1 / N-35-38-22.253723 E-139-38-46.0253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 office:value-type="string">
            <text:p>2021-11-26_18-21-26_000.mp4</text:p>
          </table:table-cell>
          <table:table-cell table:style-name="ce12" office:value-type="string">
            <text:p>:VIDEO / @自室 / 記録 / jap.flute / 演奏、play / R=4 / todays-melody,i.f.=~,notes=,Re+,other=~</text:p>
          </table:table-cell>
          <table:table-cell table:style-name="ce21"/>
          <table:table-cell table:style-name="ce5" table:formula="of:=[.F28]" office:value-type="string" office:string-value="N-35-38-22.253723 E-139-38-46.02539">
            <text:p>N-35-38-22.253723 E-139-38-46.02539</text:p>
          </table:table-cell>
          <table:table-cell table:style-name="ce5" office:value-type="string">
            <text:p>N-35-38-22.253723 E-139-38-46.02539</text:p>
          </table:table-cell>
          <table:table-cell table:style-name="ce40" table:formula="of:=IF([.E28]=&quot;&quot;;[.C28];CONCATENATE([.C28];&quot; / &quot;;[.E28]))" office:value-type="string" office:string-value=":VIDEO / @自室 / 記録 / jap.flute / 演奏、play / R=4 / todays-melody,i.f.=~,notes=,Re+,other=~ / N-35-38-22.253723 E-139-38-46.02539">
            <text:p>:VIDEO / @自室 / 記録 / jap.flute / 演奏、play / R=4 / todays-melody,i.f.=~,notes=,Re+,other=~ / N-35-38-22.253723 E-139-38-46.0253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 table:formula="of:=[.F29]" office:value-type="string" office:string-value="N-35-38-22.253723 E-139-38-46.02539">
            <text:p>N-35-38-22.253723 E-139-38-46.02539</text:p>
          </table:table-cell>
          <table:table-cell table:style-name="ce5" office:value-type="string">
            <text:p>N-35-38-22.253723 E-139-38-46.02539</text:p>
          </table:table-cell>
          <table:table-cell table:style-name="ce40" table:formula="of:=IF([.E29]=&quot;&quot;;[.C29];CONCATENATE([.C29];&quot; / &quot;;[.E29]))" office:value-type="string" office:string-value=" / N-35-38-22.253723 E-139-38-46.02539">
            <text:p><text:s/>/ N-35-38-22.253723 E-139-38-46.0253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 table:formula="of:=[.F30]" office:value-type="string" office:string-value="N-35-38-21.731872 E-139-38-45.421142">
            <text:p>N-35-38-21.731872 E-139-38-45.421142</text:p>
          </table:table-cell>
          <table:table-cell table:style-name="ce5" office:value-type="string">
            <text:p>N-35-38-21.731872 E-139-38-45.421142</text:p>
          </table:table-cell>
          <table:table-cell table:style-name="ce40" table:formula="of:=IF([.E30]=&quot;&quot;;[.C30];CONCATENATE([.C30];&quot; / &quot;;[.E30]))" office:value-type="string" office:string-value=" / N-35-38-21.731872 E-139-38-45.421142">
            <text:p><text:s/>/ N-35-38-21.731872 E-139-38-45.421142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9"/>
          <table:table-cell table:style-name="ce5"/>
          <table:table-cell table:style-name="ce5"/>
          <table:table-cell table:style-name="ce5" office:value-type="string">
            <text:p>N-35-38-22.308654 E-139-38-45.311279</text:p>
          </table:table-cell>
          <table:table-cell table:style-name="ce40" table:formula="of:=IF([.E31]=&quot;&quot;;[.C31];CONCATENATE([.C31];&quot; / &quot;;[.E3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2]" office:value-type="string" office:string-value="N-35-38-23.558349 E-139-38-46.35498">
            <text:p>N-35-38-23.558349 E-139-38-46.35498</text:p>
          </table:table-cell>
          <table:table-cell table:style-name="ce5" office:value-type="string">
            <text:p>N-35-38-23.558349 E-139-38-46.35498</text:p>
          </table:table-cell>
          <table:table-cell table:style-name="ce40" table:formula="of:=IF([.E32]=&quot;&quot;;[.C32];CONCATENATE([.C32];&quot; / &quot;;[.E32]))" office:value-type="string" office:string-value=" / N-35-38-23.558349 E-139-38-46.35498">
            <text:p><text:s/>/ N-35-38-23.558349 E-139-38-46.3549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/>
          <table:table-cell table:style-name="ce5" table:formula="of:=[.F33]" office:value-type="string" office:string-value="N-35-38-23.558349 E-139-38-46.35498">
            <text:p>N-35-38-23.558349 E-139-38-46.35498</text:p>
          </table:table-cell>
          <table:table-cell table:style-name="ce5" office:value-type="string">
            <text:p>N-35-38-23.558349 E-139-38-46.35498</text:p>
          </table:table-cell>
          <table:table-cell table:style-name="ce40" table:formula="of:=IF([.E33]=&quot;&quot;;[.C33];CONCATENATE([.C33];&quot; / &quot;;[.E33]))" office:value-type="string" office:string-value=" / N-35-38-23.558349 E-139-38-46.35498">
            <text:p><text:s/>/ N-35-38-23.558349 E-139-38-46.3549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4]" office:value-type="string" office:string-value="N-35-38-23.558349 E-139-38-46.35498">
            <text:p>N-35-38-23.558349 E-139-38-46.35498</text:p>
          </table:table-cell>
          <table:table-cell table:style-name="ce5" office:value-type="string">
            <text:p>N-35-38-23.558349 E-139-38-46.35498</text:p>
          </table:table-cell>
          <table:table-cell table:style-name="ce40" table:formula="of:=IF([.E34]=&quot;&quot;;[.C34];CONCATENATE([.C34];&quot; / &quot;;[.E34]))" office:value-type="string" office:string-value=" / N-35-38-23.558349 E-139-38-46.35498">
            <text:p><text:s/>/ N-35-38-23.558349 E-139-38-46.3549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5]" office:value-type="string" office:string-value="N-35-38-23.681945 E-139-38-46.68457">
            <text:p>N-35-38-23.681945 E-139-38-46.68457</text:p>
          </table:table-cell>
          <table:table-cell table:style-name="ce5" office:value-type="string">
            <text:p>N-35-38-23.681945 E-139-38-46.68457</text:p>
          </table:table-cell>
          <table:table-cell table:style-name="ce40" table:formula="of:=IF([.E35]=&quot;&quot;;[.C35];CONCATENATE([.C35];&quot; / &quot;;[.E35]))" office:value-type="string" office:string-value=" / N-35-38-23.681945 E-139-38-46.68457">
            <text:p><text:s/>/ N-35-38-23.681945 E-139-38-46.68457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9"/>
          <table:table-cell table:style-name="ce5"/>
          <table:table-cell table:style-name="ce5" table:formula="of:=[.F36]" office:value-type="string" office:string-value="N-35-38-23.942871 E-139-38-46.245117">
            <text:p>N-35-38-23.942871 E-139-38-46.245117</text:p>
          </table:table-cell>
          <table:table-cell table:style-name="ce5" office:value-type="string">
            <text:p>N-35-38-23.942871 E-139-38-46.245117</text:p>
          </table:table-cell>
          <table:table-cell table:style-name="ce40" table:formula="of:=IF([.E36]=&quot;&quot;;[.C36];CONCATENATE([.C36];&quot; / &quot;;[.E36]))" office:value-type="string" office:string-value=" / N-35-38-23.942871 E-139-38-46.245117">
            <text:p><text:s/>/ N-35-38-23.942871 E-139-38-46.245117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 table:formula="of:=[.F37]" office:value-type="string" office:string-value="N-35-38-23.942871 E-139-38-46.245117">
            <text:p>N-35-38-23.942871 E-139-38-46.245117</text:p>
          </table:table-cell>
          <table:table-cell table:style-name="ce5" office:value-type="string">
            <text:p>N-35-38-23.942871 E-139-38-46.245117</text:p>
          </table:table-cell>
          <table:table-cell table:style-name="ce40" table:formula="of:=IF([.E37]=&quot;&quot;;[.C37];CONCATENATE([.C37];&quot; / &quot;;[.E37]))" office:value-type="string" office:string-value=" / N-35-38-23.942871 E-139-38-46.245117">
            <text:p><text:s/>/ N-35-38-23.942871 E-139-38-46.245117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9"/>
          <table:table-cell table:style-name="ce12"/>
          <table:table-cell table:style-name="ce5" table:formula="of:=[.F38]" office:value-type="string" office:string-value="N-35-38-23.942871 E-139-38-46.245117">
            <text:p>N-35-38-23.942871 E-139-38-46.245117</text:p>
          </table:table-cell>
          <table:table-cell table:style-name="ce5" office:value-type="string">
            <text:p>N-35-38-23.942871 E-139-38-46.245117</text:p>
          </table:table-cell>
          <table:table-cell table:style-name="ce40" table:formula="of:=IF([.E38]=&quot;&quot;;[.C38];CONCATENATE([.C38];&quot; / &quot;;[.E38]))" office:value-type="string" office:string-value=" / N-35-38-23.942871 E-139-38-46.245117">
            <text:p><text:s/>/ N-35-38-23.942871 E-139-38-46.245117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 office:value-type="string">
            <text:p>N-35-35-28.601074 E-139-34-49.160156</text:p>
          </table:table-cell>
          <table:table-cell table:style-name="ce40" table:formula="of:=IF([.E39]=&quot;&quot;;[.C39];CONCATENATE([.C39];&quot; / &quot;;[.E3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 office:value-type="string">
            <text:p>N-35-35-28.573608 E-139-34-48.940429</text:p>
          </table:table-cell>
          <table:table-cell table:style-name="ce40" table:formula="of:=IF([.E40]=&quot;&quot;;[.C40];CONCATENATE([.C40];&quot; / &quot;;[.E4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8"/>
          <table:table-cell table:style-name="ce12"/>
          <table:table-cell table:style-name="ce5"/>
          <table:table-cell table:style-name="ce5" office:value-type="string">
            <text:p>N-35-35-28.62854 E-139-34-49.324951</text:p>
          </table:table-cell>
          <table:table-cell table:style-name="ce40" table:formula="of:=IF([.E41]=&quot;&quot;;[.C41];CONCATENATE([.C41];&quot; / &quot;;[.E4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12"/>
          <table:table-cell table:style-name="ce5"/>
          <table:table-cell table:style-name="ce5" office:value-type="string">
            <text:p>N-35-35-28.62854 E-139-34-49.270019</text:p>
          </table:table-cell>
          <table:table-cell table:style-name="ce40" table:formula="of:=IF([.E42]=&quot;&quot;;[.C42];CONCATENATE([.C42];&quot; / &quot;;[.E4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1"/>
          <table:table-cell table:style-name="ce5"/>
          <table:table-cell table:style-name="ce5" office:value-type="string">
            <text:p>N-35-35-28.601074 E-139-34-49.215087</text:p>
          </table:table-cell>
          <table:table-cell table:style-name="ce40" table:formula="of:=IF([.E43]=&quot;&quot;;[.C43];CONCATENATE([.C43];&quot; / &quot;;[.E4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 office:value-type="string">
            <text:p>N-35-35-28.587341 E-139-34-49.599609</text:p>
          </table:table-cell>
          <table:table-cell table:style-name="ce40" table:formula="of:=IF([.E44]=&quot;&quot;;[.C44];CONCATENATE([.C44];&quot; / &quot;;[.E4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21"/>
          <table:table-cell table:style-name="ce5"/>
          <table:table-cell table:style-name="ce5"/>
          <table:table-cell table:style-name="ce40" table:formula="of:=IF([.E45]=&quot;&quot;;[.C45];CONCATENATE([.C45];&quot; / &quot;;[.E4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6]=&quot;&quot;;[.C46];CONCATENATE([.C46];&quot; / &quot;;[.E4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7]=&quot;&quot;;[.C47];CONCATENATE([.C47];&quot; / &quot;;[.E4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8]=&quot;&quot;;[.C48];CONCATENATE([.C48];&quot; / &quot;;[.E4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28"/>
          <table:table-cell table:style-name="ce5"/>
          <table:table-cell table:style-name="ce5"/>
          <table:table-cell table:style-name="ce40" table:formula="of:=IF([.E49]=&quot;&quot;;[.C49];CONCATENATE([.C49];&quot; / &quot;;[.E4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0]=&quot;&quot;;[.C50];CONCATENATE([.C50];&quot; / &quot;;[.E5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1]=&quot;&quot;;[.C51];CONCATENATE([.C51];&quot; / &quot;;[.E5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9"/>
          <table:table-cell table:style-name="ce5"/>
          <table:table-cell table:style-name="ce5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80]=&quot;&quot;;[.C80];CONCATENATE([.C80];&quot; / &quot;;[.E8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2"/>
          <table:table-cell table:style-name="ce5"/>
          <table:table-cell table:style-name="ce5"/>
          <table:table-cell table:style-name="ce5"/>
          <table:table-cell table:style-name="ce40" table:formula="of:=IF([.E82]=&quot;&quot;;[.C82];CONCATENATE([.C82];&quot; / &quot;;[.E8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2"/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20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20"/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/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0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9])" office:value-type="float" office:value="27">
            <text:p>27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2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9];[.B30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-bamboo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-bamboo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8">2021/11/28</text:date>, <text:time>00:53:5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1-28T00:53:54.43</dc:date>
    <dc:creator>iwabuchi ken</dc:creator>
    <meta:editing-duration>P40DT12H16M42S</meta:editing-duration>
    <meta:editing-cycles>13888</meta:editing-cycles>
    <meta:document-statistic meta:table-count="1" meta:cell-count="484" meta:object-count="0"/>
  </office:meta>
</office:document-meta>
</file>